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number-rows-repeated="104793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3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 style:data-style-name="N2" text:time-value="14:26:52.2510730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1.2$Linux_X86_64 LibreOffice_project/b79626edf0065ac373bd1df5c28bd630b4424273</meta:generator>
    <meta:creation-date>2006-09-16T14:57:30</meta:creation-date>
    <dc:date>2019-10-06T14:29:50.310266702</dc:date>
    <meta:editing-cycles>361</meta:editing-cycles>
    <meta:editing-duration>PT17H10M44S</meta:editing-duration>
    <meta:document-statistic meta:table-count="2" meta:cell-count="1526" meta:object-count="0"/>
    <meta:user-defined meta:name="Info 1"/>
    <meta:user-defined meta:name="Info 2"/>
    <meta:user-defined meta:name="Info 3"/>
    <meta:user-defined meta:name="Info 4"/>
  </office:meta>
</office:document-meta>
</file>